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Nimbus Mono PS" svg:font-family="'Nimbus Mono PS'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Source Code Pro" svg:font-family="'Source Code Pro'"/>
    <style:font-face style:name="Source Code Pro Black" svg:font-family="'Source Code Pro Black'" style:font-pitch="fixed"/>
    <style:font-face style:name="Source Code Pro1" svg:font-family="'Source Code Pro'" style:font-pitch="fixed"/>
  </office:font-face-decls>
  <office:automatic-styles>
    <style:style style:name="Table1" style:family="table">
      <style:table-properties style:width="18.389cm" table:align="left"/>
    </style:style>
    <style:style style:name="Table1.A" style:family="table-column">
      <style:table-column-properties style:column-width="3.307cm"/>
    </style:style>
    <style:style style:name="Table1.B" style:family="table-column">
      <style:table-column-properties style:column-width="8.202cm"/>
    </style:style>
    <style:style style:name="Table1.C" style:family="table-column">
      <style:table-column-properties style:column-width="2.302cm"/>
    </style:style>
    <style:style style:name="Table1.D" style:family="table-column">
      <style:table-column-properties style:column-width="4.577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8.461cm" table:align="margins"/>
    </style:style>
    <style:style style:name="Table2.A" style:family="table-column">
      <style:table-column-properties style:column-width="3.387cm" style:rel-column-width="12021*"/>
    </style:style>
    <style:style style:name="Table2.B" style:family="table-column">
      <style:table-column-properties style:column-width="8.087cm" style:rel-column-width="28708*"/>
    </style:style>
    <style:style style:name="Table2.C" style:family="table-column">
      <style:table-column-properties style:column-width="2.302cm" style:rel-column-width="8173*"/>
    </style:style>
    <style:style style:name="Table2.D" style:family="table-column">
      <style:table-column-properties style:column-width="4.685cm" style:rel-column-width="16633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D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D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8.415cm" table:align="left"/>
    </style:style>
    <style:style style:name="Table3.A" style:family="table-column">
      <style:table-column-properties style:column-width="3.334cm"/>
    </style:style>
    <style:style style:name="Table3.B" style:family="table-column">
      <style:table-column-properties style:column-width="8.096cm"/>
    </style:style>
    <style:style style:name="Table3.C" style:family="table-column">
      <style:table-column-properties style:column-width="2.381cm"/>
    </style:style>
    <style:style style:name="Table3.D" style:family="table-column">
      <style:table-column-properties style:column-width="4.604cm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D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Source Code Pro1" fo:font-size="10pt" fo:language="en" fo:country="US" fo:font-weight="bold" officeooo:rsid="007db1f5" officeooo:paragraph-rsid="007db1f5" style:font-size-asian="8.75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Standard">
      <style:paragraph-properties fo:line-height="100%" fo:text-align="start" style:justify-single-word="false"/>
      <style:text-properties style:font-name="Source Code Pro1" fo:font-size="12pt" fo:language="en" fo:country="US" fo:font-weight="normal" officeooo:rsid="00b6cc64" officeooo:paragraph-rsid="00b6cc6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" style:family="paragraph" style:parent-style-name="Text_20_body">
      <style:paragraph-properties fo:line-height="100%" fo:text-align="start" style:justify-single-word="false"/>
      <style:text-properties style:font-name="Source Code Pro1" fo:font-size="12pt" fo:language="en" fo:country="US" fo:font-weight="normal" officeooo:rsid="003ef863" officeooo:paragraph-rsid="00ddc400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line-height="100%" fo:text-align="start" style:justify-single-word="false"/>
      <style:text-properties style:font-name="Source Code Pro1" fo:font-size="12pt" fo:language="en" fo:country="US" fo:font-weight="normal" officeooo:rsid="003a548f" officeooo:paragraph-rsid="00f980c6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line-height="100%" fo:text-align="start" style:justify-single-word="false"/>
      <style:text-properties style:font-name="Source Code Pro1" fo:font-size="12pt" fo:language="en" fo:country="US" fo:font-weight="normal" officeooo:rsid="004be590" officeooo:paragraph-rsid="00d68d2b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Source Code Pro1" fo:font-size="12pt" fo:language="en" fo:country="US" fo:font-weight="bold" officeooo:rsid="00b6cc64" officeooo:paragraph-rsid="00b6cc64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7" style:family="paragraph" style:parent-style-name="Standard">
      <style:paragraph-properties fo:line-height="100%" fo:text-align="start" style:justify-single-word="false"/>
      <style:text-properties style:font-name="Source Code Pro1" fo:font-size="12pt" fo:language="en" fo:country="US" fo:font-weight="bold" officeooo:rsid="00ece0e7" officeooo:paragraph-rsid="00ece0e7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8" style:family="paragraph" style:parent-style-name="Standard">
      <style:paragraph-properties fo:line-height="100%" fo:text-align="start" style:justify-single-word="false"/>
      <style:text-properties style:font-name="Source Code Pro1" fo:font-size="12pt" fo:language="en" fo:country="US" fo:font-weight="bold" officeooo:rsid="00ece0e7" officeooo:paragraph-rsid="00ece0e7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9" style:family="paragraph" style:parent-style-name="Standard">
      <style:paragraph-properties fo:line-height="100%" fo:text-align="start" style:justify-single-word="false"/>
      <style:text-properties style:font-name="Source Code Pro1" fo:font-size="12pt" fo:language="en" fo:country="US" fo:font-style="normal" fo:font-weight="normal" officeooo:rsid="00cbd515" officeooo:paragraph-rsid="00cbd515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font-name="Source Code Pro1" fo:font-size="12pt" fo:font-style="normal" fo:font-weight="normal" officeooo:rsid="00bdb245" officeooo:paragraph-rsid="00bdb245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style:font-name="Source Code Pro1" fo:language="en" fo:country="US" fo:font-weight="normal" officeooo:rsid="0007c260" officeooo:paragraph-rsid="0007c260" style:language-asian="zxx" style:country-asian="none" style:font-weight-asian="normal" style:language-complex="zxx" style:country-complex="none" style:font-weight-complex="normal"/>
    </style:style>
    <style:style style:name="P12" style:family="paragraph" style:parent-style-name="Standard">
      <style:paragraph-properties fo:line-height="100%" fo:text-align="start" style:justify-single-word="false"/>
      <style:text-properties style:font-name="Source Code Pro1" fo:language="en" fo:country="US" fo:font-weight="normal" officeooo:rsid="0007c260" officeooo:paragraph-rsid="009c48c2" style:language-asian="zxx" style:country-asian="none" style:font-weight-asian="normal" style:language-complex="zxx" style:country-complex="none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style:font-name="Source Code Pro1" fo:language="en" fo:country="US" fo:font-weight="normal" officeooo:rsid="0007c260" officeooo:paragraph-rsid="00ed5fca" style:language-asian="zxx" style:country-asian="none" style:font-weight-asian="normal" style:language-complex="zxx" style:country-complex="none" style:font-weight-complex="normal"/>
    </style:style>
    <style:style style:name="P14" style:family="paragraph" style:parent-style-name="Standard">
      <style:paragraph-properties fo:line-height="100%" fo:text-align="start" style:justify-single-word="false"/>
      <style:text-properties style:font-name="Source Code Pro1" fo:language="en" fo:country="US" fo:font-weight="normal" officeooo:rsid="0007c260" officeooo:paragraph-rsid="00f06778" style:language-asian="zxx" style:country-asian="none" style:font-weight-asian="normal" style:language-complex="zxx" style:country-complex="none" style:font-weight-complex="normal"/>
    </style:style>
    <style:style style:name="P15" style:family="paragraph" style:parent-style-name="Standard">
      <style:paragraph-properties fo:line-height="100%" fo:text-align="start" style:justify-single-word="false"/>
      <style:text-properties style:font-name="Source Code Pro1" fo:language="en" fo:country="US" fo:font-weight="normal" officeooo:rsid="0007c260" officeooo:paragraph-rsid="00f17543" style:language-asian="zxx" style:country-asian="none" style:font-weight-asian="normal" style:language-complex="zxx" style:country-complex="none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style:font-name="Source Code Pro1" fo:language="en" fo:country="US" fo:font-weight="normal" officeooo:rsid="0019445a" officeooo:paragraph-rsid="0019445a" style:language-asian="zxx" style:country-asian="none" style:font-weight-asian="normal" style:language-complex="zxx" style:country-complex="none" style:font-weight-complex="normal"/>
    </style:style>
    <style:style style:name="P17" style:family="paragraph" style:parent-style-name="Standard">
      <style:paragraph-properties fo:line-height="100%" fo:text-align="start" style:justify-single-word="false"/>
      <style:text-properties style:font-name="Source Code Pro1" fo:language="en" fo:country="US" fo:font-weight="bold" officeooo:rsid="0007c260" officeooo:paragraph-rsid="0007c260" style:language-asian="zxx" style:country-asian="none" style:font-weight-asian="bold" style:language-complex="zxx" style:country-complex="none" style:font-weight-complex="bold"/>
    </style:style>
    <style:style style:name="P18" style:family="paragraph" style:parent-style-name="Standard">
      <style:paragraph-properties fo:line-height="100%" fo:text-align="start" style:justify-single-word="false"/>
      <style:text-properties style:font-name="Source Code Pro1" fo:language="en" fo:country="US" fo:font-weight="bold" officeooo:rsid="0007c260" officeooo:paragraph-rsid="00d6e6f6" style:language-asian="zxx" style:country-asian="none" style:font-weight-asian="bold" style:language-complex="zxx" style:country-complex="none" style:font-weight-complex="bold"/>
    </style:style>
    <style:style style:name="P19" style:family="paragraph" style:parent-style-name="Standard">
      <style:paragraph-properties fo:line-height="100%" fo:text-align="center" style:justify-single-word="false"/>
      <style:text-properties style:font-name="Source Code Pro1" fo:language="en" fo:country="US" fo:font-weight="bold" officeooo:rsid="0007c260" officeooo:paragraph-rsid="0007c260" style:language-asian="zxx" style:country-asian="none" style:font-weight-asian="bold" style:language-complex="zxx" style:country-complex="none" style:font-weight-complex="bold"/>
    </style:style>
    <style:style style:name="P20" style:family="paragraph" style:parent-style-name="Standard">
      <style:paragraph-properties fo:line-height="100%" fo:text-align="center" style:justify-single-word="false"/>
      <style:text-properties style:font-name="Source Code Pro1" fo:language="en" fo:country="US" fo:font-weight="bold" officeooo:rsid="000f25fa" officeooo:paragraph-rsid="000f25fa" style:language-asian="zxx" style:country-asian="none" style:font-weight-asian="bold" style:language-complex="zxx" style:country-complex="none" style:font-weight-complex="bold"/>
    </style:style>
    <style:style style:name="P21" style:family="paragraph" style:parent-style-name="Standard">
      <style:paragraph-properties fo:line-height="100%" fo:text-align="start" style:justify-single-word="false"/>
      <style:text-properties style:font-name="Source Code Pro1" fo:language="en" fo:country="US" fo:font-weight="bold" officeooo:rsid="001967a6" officeooo:paragraph-rsid="001967a6" style:language-asian="zxx" style:country-asian="none" style:font-weight-asian="bold" style:language-complex="zxx" style:country-complex="none" style:font-weight-complex="bold"/>
    </style:style>
    <style:style style:name="P22" style:family="paragraph" style:parent-style-name="Table_20_Contents">
      <style:paragraph-properties fo:line-height="100%" fo:text-align="start" style:justify-single-word="false"/>
      <style:text-properties style:font-name="Source Code Pro1" fo:language="en" fo:country="US" officeooo:rsid="00987ef3" officeooo:paragraph-rsid="00987ef3" style:language-asian="zxx" style:country-asian="none" style:language-complex="zxx" style:country-complex="none"/>
    </style:style>
    <style:style style:name="P23" style:family="paragraph" style:parent-style-name="Table_20_Contents">
      <style:paragraph-properties fo:line-height="100%" fo:text-align="start" style:justify-single-word="false"/>
      <style:text-properties style:font-name="Source Code Pro1" fo:language="en" fo:country="US" officeooo:rsid="00987ef3" officeooo:paragraph-rsid="00c4c79f" style:language-asian="zxx" style:country-asian="none" style:language-complex="zxx" style:country-complex="none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Source Code Pro1" fo:language="en" fo:country="US" officeooo:rsid="0020119f" officeooo:paragraph-rsid="0020119f" style:language-asian="zxx" style:country-asian="none" style:language-complex="zxx" style:country-complex="none"/>
    </style:style>
    <style:style style:name="P25" style:family="paragraph" style:parent-style-name="Table_20_Contents">
      <style:paragraph-properties fo:line-height="100%" fo:text-align="start" style:justify-single-word="false"/>
      <style:text-properties style:font-name="Source Code Pro1" fo:language="en" fo:country="US" officeooo:rsid="0020119f" officeooo:paragraph-rsid="00c4c79f" style:language-asian="zxx" style:country-asian="none" style:language-complex="zxx" style:country-complex="none"/>
    </style:style>
    <style:style style:name="P26" style:family="paragraph" style:parent-style-name="Table_20_Contents">
      <style:paragraph-properties fo:line-height="100%" fo:text-align="start" style:justify-single-word="false"/>
      <style:text-properties style:font-name="Source Code Pro1" fo:language="en" fo:country="US" officeooo:rsid="000e3ac2" officeooo:paragraph-rsid="000e3ac2" style:language-asian="zxx" style:country-asian="none" style:language-complex="zxx" style:country-complex="none"/>
    </style:style>
    <style:style style:name="P27" style:family="paragraph" style:parent-style-name="Table_20_Contents">
      <style:paragraph-properties fo:line-height="100%" fo:text-align="start" style:justify-single-word="false"/>
      <style:text-properties style:font-name="Source Code Pro1" fo:language="en" fo:country="US" officeooo:rsid="000e3ac2" officeooo:paragraph-rsid="000f25fa" style:language-asian="zxx" style:country-asian="none" style:language-complex="zxx" style:country-complex="none"/>
    </style:style>
    <style:style style:name="P28" style:family="paragraph" style:parent-style-name="Table_20_Contents">
      <style:paragraph-properties fo:line-height="100%" fo:text-align="start" style:justify-single-word="false"/>
      <style:text-properties style:font-name="Source Code Pro1" fo:language="en" fo:country="US" officeooo:rsid="000e3ac2" officeooo:paragraph-rsid="00c4c79f" style:language-asian="zxx" style:country-asian="none" style:language-complex="zxx" style:country-complex="none"/>
    </style:style>
    <style:style style:name="P29" style:family="paragraph" style:parent-style-name="Table_20_Contents">
      <style:paragraph-properties fo:line-height="100%" fo:text-align="start" style:justify-single-word="false"/>
      <style:text-properties style:font-name="Source Code Pro1" fo:language="en" fo:country="US" officeooo:rsid="004b7e8c" officeooo:paragraph-rsid="004b7e8c" style:language-asian="zxx" style:country-asian="none" style:language-complex="zxx" style:country-complex="none"/>
    </style:style>
    <style:style style:name="P30" style:family="paragraph" style:parent-style-name="Table_20_Contents">
      <style:paragraph-properties fo:line-height="100%" fo:text-align="start" style:justify-single-word="false"/>
      <style:text-properties style:font-name="Source Code Pro1" fo:language="en" fo:country="US" officeooo:rsid="004b7e8c" officeooo:paragraph-rsid="00c4c79f" style:language-asian="zxx" style:country-asian="none" style:language-complex="zxx" style:country-complex="none"/>
    </style:style>
    <style:style style:name="P31" style:family="paragraph" style:parent-style-name="Table_20_Contents">
      <style:paragraph-properties fo:line-height="100%" fo:text-align="start" style:justify-single-word="false"/>
      <style:text-properties style:font-name="Source Code Pro1" fo:language="en" fo:country="US" style:language-asian="zxx" style:country-asian="none" style:language-complex="zxx" style:country-complex="none"/>
    </style:style>
    <style:style style:name="P32" style:family="paragraph" style:parent-style-name="Table_20_Contents">
      <style:paragraph-properties fo:line-height="100%" fo:text-align="start" style:justify-single-word="false"/>
      <style:text-properties style:font-name="Source Code Pro1" fo:language="en" fo:country="US" officeooo:paragraph-rsid="00c4c79f" style:language-asian="zxx" style:country-asian="none" style:language-complex="zxx" style:country-complex="none"/>
    </style:style>
    <style:style style:name="P33" style:family="paragraph" style:parent-style-name="Table_20_Contents">
      <style:paragraph-properties fo:line-height="100%" fo:text-align="start" style:justify-single-word="false"/>
      <style:text-properties style:font-name="Source Code Pro1" fo:language="en" fo:country="US" officeooo:rsid="000f25fa" officeooo:paragraph-rsid="000f25fa" style:language-asian="zxx" style:country-asian="none" style:language-complex="zxx" style:country-complex="none"/>
    </style:style>
    <style:style style:name="P34" style:family="paragraph" style:parent-style-name="Table_20_Contents">
      <style:paragraph-properties fo:line-height="100%" fo:text-align="start" style:justify-single-word="false"/>
      <style:text-properties style:font-name="Source Code Pro1" fo:language="en" fo:country="US" officeooo:rsid="00a5b7f5" officeooo:paragraph-rsid="00c4c79f" style:language-asian="zxx" style:country-asian="none" style:language-complex="zxx" style:country-complex="none"/>
    </style:style>
    <style:style style:name="P35" style:family="paragraph" style:parent-style-name="Table_20_Contents">
      <style:paragraph-properties fo:line-height="100%" fo:text-align="start" style:justify-single-word="false"/>
      <style:text-properties style:font-name="Source Code Pro1" fo:language="en" fo:country="US" officeooo:rsid="00a76d85" officeooo:paragraph-rsid="00c4c79f" style:language-asian="zxx" style:country-asian="none" style:language-complex="zxx" style:country-complex="none"/>
    </style:style>
    <style:style style:name="P36" style:family="paragraph" style:parent-style-name="Standard">
      <style:paragraph-properties fo:line-height="100%" fo:text-align="start" style:justify-single-word="false"/>
      <style:text-properties style:font-name="Source Code Pro1" fo:font-size="14pt" fo:language="en" fo:country="US" fo:font-style="italic" fo:font-weight="bold" officeooo:rsid="00c63b2d" officeooo:paragraph-rsid="00c63b2d" style:font-size-asian="14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P37" style:family="paragraph" style:parent-style-name="Standard">
      <style:paragraph-properties fo:line-height="100%" fo:text-align="start" style:justify-single-word="false"/>
      <style:text-properties style:font-name="Source Code Pro1" fo:font-weight="bold" officeooo:rsid="0007c260" officeooo:paragraph-rsid="0007c260" style:font-weight-asian="bold" style:font-weight-complex="bold"/>
    </style:style>
    <style:style style:name="P38" style:family="paragraph" style:parent-style-name="Standard">
      <style:paragraph-properties fo:line-height="100%" fo:text-align="start" style:justify-single-word="false"/>
      <style:text-properties style:font-name="Source Code Pro1" fo:font-size="6pt" fo:language="en" fo:country="US" fo:font-weight="bold" officeooo:rsid="0007c260" officeooo:paragraph-rsid="009a2d57" style:font-size-asian="5.25pt" style:language-asian="zxx" style:country-asian="none" style:font-weight-asian="bold" style:font-size-complex="6pt" style:language-complex="zxx" style:country-complex="none" style:font-weight-complex="bold"/>
    </style:style>
    <style:style style:name="P39" style:family="paragraph" style:parent-style-name="Text_20_body">
      <style:paragraph-properties fo:text-align="center" style:justify-single-word="false"/>
      <style:text-properties style:font-name="Source Code Pro1" fo:font-size="6pt" fo:language="en" fo:country="US" fo:font-weight="bold" officeooo:rsid="00833ee7" officeooo:paragraph-rsid="00a92a06" style:font-size-asian="5.25pt" style:language-asian="zxx" style:country-asian="none" style:font-weight-asian="bold" style:font-size-complex="6pt" style:language-complex="zxx" style:country-complex="none" style:font-weight-complex="bold"/>
    </style:style>
    <style:style style:name="P40" style:family="paragraph" style:parent-style-name="Standard">
      <style:paragraph-properties fo:line-height="100%" fo:text-align="start" style:justify-single-word="false"/>
      <style:text-properties style:font-name="Source Code Pro1" fo:font-size="6pt" fo:language="en" fo:country="US" fo:font-weight="normal" officeooo:rsid="0007c260" officeooo:paragraph-rsid="0007c260" style:font-size-asian="5.25pt" style:language-asian="zxx" style:country-asian="none" style:font-weight-asian="normal" style:font-size-complex="6pt" style:language-complex="zxx" style:country-complex="none" style:font-weight-complex="normal"/>
    </style:style>
    <style:style style:name="P41" style:family="paragraph" style:parent-style-name="Text_20_body">
      <style:paragraph-properties fo:line-height="100%" fo:text-align="center" style:justify-single-word="false"/>
      <style:text-properties style:font-name="Source Code Pro1" fo:font-size="15pt" fo:language="en" fo:country="US" fo:font-weight="bold" officeooo:rsid="003a548f" officeooo:paragraph-rsid="006a7299" style:font-size-asian="15pt" style:font-weight-asian="bold" style:font-size-complex="15pt" style:font-weight-complex="bold"/>
    </style:style>
    <style:style style:name="P42" style:family="paragraph" style:parent-style-name="Contents_20_1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43" style:family="paragraph" style:parent-style-name="Standard">
      <style:paragraph-properties fo:line-height="100%" fo:text-align="start" style:justify-single-word="false"/>
      <style:text-properties fo:font-weight="bold" officeooo:rsid="00ab2461" officeooo:paragraph-rsid="00ab2461" style:font-weight-asian="bold" style:font-weight-complex="bold"/>
    </style:style>
    <style:style style:name="P44" style:family="paragraph" style:parent-style-name="Text_20_body">
      <style:paragraph-properties fo:line-height="100%" fo:text-align="start" style:justify-single-word="false"/>
      <style:text-properties fo:font-size="12pt" fo:language="en" fo:country="US" officeooo:rsid="00820162" officeooo:paragraph-rsid="00820162" style:font-size-asian="10.5pt" style:language-asian="zxx" style:country-asian="none" style:font-size-complex="12pt" style:language-complex="zxx" style:country-complex="none"/>
    </style:style>
    <style:style style:name="P45" style:family="paragraph" style:parent-style-name="Standard">
      <style:paragraph-properties fo:text-align="center" style:justify-single-word="false"/>
      <style:text-properties style:font-name="Source Code Pro Black" fo:font-size="24pt" fo:language="en" fo:country="US" fo:font-weight="bold" officeooo:rsid="0007c260" officeooo:paragraph-rsid="0007c260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P46" style:family="paragraph" style:parent-style-name="Text_20_body">
      <style:paragraph-properties fo:margin-top="0.199cm" fo:margin-bottom="0cm" style:contextual-spacing="false" fo:line-height="100%" fo:text-align="start" style:justify-single-word="false"/>
      <style:text-properties style:font-name="Source Code Pro1" fo:font-size="12pt" fo:language="en" fo:country="US" fo:font-weight="bold" officeooo:rsid="00e2503e" officeooo:paragraph-rsid="00e2503e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47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style:font-name="Source Code Pro1" fo:font-size="12pt" fo:language="en" fo:country="US" fo:font-weight="bold" officeooo:rsid="003dde50" officeooo:paragraph-rsid="00c06656" style:font-size-asian="12pt" style:font-weight-asian="bold" style:font-size-complex="12pt" style:font-weight-complex="bold"/>
    </style:style>
    <style:style style:name="P48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style:font-name="Source Code Pro1" fo:font-size="12pt" fo:language="en" fo:country="US" fo:font-weight="bold" officeooo:rsid="003dde50" officeooo:paragraph-rsid="00dd2707" style:font-size-asian="12pt" style:font-weight-asian="bold" style:font-size-complex="12pt" style:font-weight-complex="bold"/>
    </style:style>
    <style:style style:name="P49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style:font-name="Source Code Pro1" fo:font-size="12pt" fo:language="en" fo:country="US" fo:font-weight="bold" officeooo:rsid="003dde50" officeooo:paragraph-rsid="006a7299" style:font-size-asian="12pt" style:font-weight-asian="bold" style:font-size-complex="12pt" style:font-weight-complex="bold"/>
    </style:style>
    <style:style style:name="P50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style:font-name="Source Code Pro1" fo:font-size="12pt" fo:language="en" fo:country="US" fo:font-weight="bold" officeooo:rsid="00f980c6" officeooo:paragraph-rsid="00fcb32b" style:font-size-asian="12pt" style:font-weight-asian="bold" style:font-size-complex="12pt" style:font-weight-complex="bold"/>
    </style:style>
    <style:style style:name="P51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style:font-name="Source Code Pro1" fo:font-size="12pt" fo:language="en" fo:country="US" fo:font-weight="bold" officeooo:rsid="00f980c6" officeooo:paragraph-rsid="00fade55" style:font-size-asian="12pt" style:font-weight-asian="bold" style:font-size-complex="12pt" style:font-weight-complex="bold"/>
    </style:style>
    <style:style style:name="P52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style:font-name="Source Code Pro1" fo:font-size="12pt" fo:language="en" fo:country="US" fo:font-weight="bold" officeooo:rsid="00f980c6" officeooo:paragraph-rsid="00fa1ae5" style:font-size-asian="12pt" style:font-weight-asian="bold" style:font-size-complex="12pt" style:font-weight-complex="bold"/>
    </style:style>
    <style:style style:name="P53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style:font-name="Source Code Pro1" fo:font-size="12pt" fo:language="en" fo:country="US" fo:font-weight="bold" officeooo:rsid="00f980c6" officeooo:paragraph-rsid="00f980c6" style:font-size-asian="12pt" style:font-weight-asian="bold" style:font-size-complex="12pt" style:font-weight-complex="bold"/>
    </style:style>
    <style:style style:name="P54" style:family="paragraph" style:parent-style-name="Text_20_body">
      <style:paragraph-properties fo:margin-top="0cm" fo:margin-bottom="0.3cm" style:contextual-spacing="false" fo:line-height="100%" fo:text-align="start" style:justify-single-word="false"/>
      <style:text-properties style:font-name="Source Code Pro1" fo:font-size="12pt" fo:language="en" fo:country="US" fo:font-weight="normal" officeooo:rsid="00dadeac" officeooo:paragraph-rsid="00dadeac" style:font-size-asian="12pt" style:font-weight-asian="normal" style:font-size-complex="12pt" style:font-weight-complex="normal"/>
    </style:style>
    <style:style style:name="P55" style:family="paragraph" style:parent-style-name="Text_20_body">
      <style:paragraph-properties fo:margin-top="0cm" fo:margin-bottom="0.3cm" style:contextual-spacing="false" fo:line-height="100%" fo:text-align="start" style:justify-single-word="false"/>
      <style:text-properties style:font-name="Source Code Pro1" fo:font-size="12pt" fo:language="en" fo:country="US" fo:font-weight="normal" officeooo:rsid="00dd2707" officeooo:paragraph-rsid="00dd2707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style:font-name="Source Code Pro1" fo:font-size="12pt" fo:language="en" fo:country="US" fo:font-weight="normal" officeooo:rsid="003ef863" officeooo:paragraph-rsid="00fcb32b" style:font-size-asian="12pt" style:font-weight-asian="normal" style:font-size-complex="12pt" style:font-weight-complex="normal"/>
    </style:style>
    <style:style style:name="P57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style:font-name="Source Code Pro1" fo:font-size="12pt" fo:language="en" fo:country="US" fo:font-weight="normal" officeooo:rsid="003ef863" officeooo:paragraph-rsid="00fbb0d1" style:font-size-asian="12pt" style:font-weight-asian="normal" style:font-size-complex="12pt" style:font-weight-complex="normal"/>
    </style:style>
    <style:style style:name="P58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style:font-name="Source Code Pro1" fo:font-size="12pt" fo:language="en" fo:country="US" fo:font-weight="normal" officeooo:rsid="003ef863" officeooo:paragraph-rsid="00fa1ae5" style:font-size-asian="12pt" style:font-weight-asian="normal" style:font-size-complex="12pt" style:font-weight-complex="normal"/>
    </style:style>
    <style:style style:name="P59" style:family="paragraph" style:parent-style-name="Text_20_body">
      <style:paragraph-properties fo:margin-top="0cm" fo:margin-bottom="0.4cm" style:contextual-spacing="false" fo:line-height="100%" fo:text-align="start" style:justify-single-word="false"/>
      <style:text-properties style:font-name="Source Code Pro1" fo:font-size="12pt" fo:language="en" fo:country="US" fo:font-weight="normal" officeooo:rsid="003ef863" officeooo:paragraph-rsid="00fa1ae5" style:font-size-asian="12pt" style:font-weight-asian="normal" style:font-size-complex="12pt" style:font-weight-complex="normal"/>
    </style:style>
    <style:style style:name="P60" style:family="paragraph" style:parent-style-name="Text_20_body">
      <style:paragraph-properties fo:margin-top="0cm" fo:margin-bottom="0.4cm" style:contextual-spacing="false" fo:line-height="100%" fo:text-align="start" style:justify-single-word="false"/>
      <style:text-properties style:font-name="Source Code Pro1" fo:font-size="12pt" fo:language="en" fo:country="US" fo:font-weight="normal" officeooo:rsid="003bf42c" officeooo:paragraph-rsid="009f9f92" style:font-size-asian="12pt" style:font-weight-asian="normal" style:font-size-complex="12pt" style:font-weight-complex="normal"/>
    </style:style>
    <style:style style:name="P61" style:family="paragraph" style:parent-style-name="Text_20_body">
      <style:paragraph-properties fo:margin-top="0cm" fo:margin-bottom="0.4cm" style:contextual-spacing="false" fo:line-height="100%" fo:text-align="start" style:justify-single-word="false"/>
      <style:text-properties style:font-name="Source Code Pro1" fo:font-size="12pt" fo:language="en" fo:country="US" fo:font-weight="normal" officeooo:rsid="003e0f1a" officeooo:paragraph-rsid="006a7299" style:font-size-asian="12pt" style:font-weight-asian="normal" style:font-size-complex="12pt" style:font-weight-complex="normal"/>
    </style:style>
    <style:style style:name="P62" style:family="paragraph" style:parent-style-name="Text_20_body">
      <style:paragraph-properties fo:margin-top="0cm" fo:margin-bottom="0.4cm" style:contextual-spacing="false" fo:line-height="100%" fo:text-align="start" style:justify-single-word="false"/>
      <style:text-properties style:font-name="Source Code Pro1" fo:font-size="12pt" fo:language="en" fo:country="US" fo:font-weight="normal" officeooo:rsid="003a548f" officeooo:paragraph-rsid="006a7299" style:font-size-asian="12pt" style:font-weight-asian="normal" style:font-size-complex="12pt" style:font-weight-complex="normal"/>
    </style:style>
    <style:style style:name="P63" style:family="paragraph" style:parent-style-name="Text_20_body">
      <style:paragraph-properties fo:margin-top="0cm" fo:margin-bottom="0.4cm" style:contextual-spacing="false" fo:line-height="100%" fo:text-align="start" style:justify-single-word="false"/>
      <style:text-properties style:font-name="Source Code Pro1" fo:font-size="12pt" fo:language="en" fo:country="US" fo:font-weight="normal" officeooo:rsid="003a548f" officeooo:paragraph-rsid="00f980c6" style:font-size-asian="12pt" style:font-weight-asian="normal" style:font-size-complex="12pt" style:font-weight-complex="normal"/>
    </style:style>
    <style:style style:name="P64" style:family="paragraph" style:parent-style-name="Text_20_body">
      <style:paragraph-properties fo:margin-top="0cm" fo:margin-bottom="0.3cm" style:contextual-spacing="false" fo:line-height="100%" fo:text-align="start" style:justify-single-word="false"/>
      <style:text-properties style:font-name="Source Code Pro1" fo:font-size="12pt" fo:language="en" fo:country="US" fo:font-weight="normal" officeooo:rsid="00592c60" officeooo:paragraph-rsid="00ddc400" style:font-size-asian="10.5pt" style:font-weight-asian="normal" style:font-size-complex="12pt" style:font-weight-complex="normal"/>
    </style:style>
    <style:style style:name="P65" style:family="paragraph" style:parent-style-name="Text_20_body">
      <style:paragraph-properties fo:margin-top="0cm" fo:margin-bottom="0.4cm" style:contextual-spacing="false" fo:line-height="100%" fo:text-align="start" style:justify-single-word="false"/>
      <style:text-properties style:font-name="Source Code Pro1" fo:font-size="12pt" fo:language="en" fo:country="US" fo:font-weight="normal" officeooo:rsid="00455b5a" officeooo:paragraph-rsid="00ddc400" style:font-size-asian="10.5pt" style:font-weight-asian="normal" style:font-size-complex="12pt" style:font-weight-complex="normal"/>
    </style:style>
    <style:style style:name="P66" style:family="paragraph" style:parent-style-name="Text_20_body">
      <style:paragraph-properties fo:margin-top="0cm" fo:margin-bottom="0.499cm" style:contextual-spacing="false" fo:line-height="100%" fo:text-align="start" style:justify-single-word="false"/>
      <style:text-properties style:font-name="Source Code Pro1" fo:font-size="12pt" fo:language="en" fo:country="US" fo:font-weight="normal" officeooo:rsid="00455b5a" officeooo:paragraph-rsid="006a7299" style:font-size-asian="10.5pt" style:font-weight-asian="normal" style:font-size-complex="12pt" style:font-weight-complex="normal"/>
    </style:style>
    <style:style style:name="P67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style:font-name="Source Code Pro1" fo:language="en" fo:country="US" fo:font-style="normal" officeooo:rsid="00bf11ce" officeooo:paragraph-rsid="00bf11ce" style:font-style-asian="normal" style:font-style-complex="normal"/>
    </style:style>
    <style:style style:name="P68" style:family="paragraph" style:parent-style-name="Text_20_body">
      <style:paragraph-properties fo:margin-top="0.199cm" fo:margin-bottom="0.199cm" style:contextual-spacing="false" fo:line-height="100%" fo:text-align="center" style:justify-single-word="false"/>
      <style:text-properties style:font-name="Source Code Pro1" fo:font-size="15pt" fo:language="en" fo:country="US" fo:font-weight="bold" officeooo:rsid="003a548f" officeooo:paragraph-rsid="006a7299" style:font-size-asian="15pt" style:font-weight-asian="bold" style:font-size-complex="15pt" style:font-weight-complex="bold"/>
    </style:style>
    <style:style style:name="P69" style:family="paragraph" style:parent-style-name="Text_20_body">
      <style:paragraph-properties fo:margin-top="0.3cm" fo:margin-bottom="0.25cm" style:contextual-spacing="false" fo:line-height="100%" fo:text-align="center" style:justify-single-word="false"/>
      <style:text-properties style:font-name="Source Code Pro1" fo:font-size="15pt" fo:language="en" fo:country="US" fo:font-weight="bold" officeooo:rsid="003a548f" officeooo:paragraph-rsid="006a7299" style:font-size-asian="15pt" style:font-weight-asian="bold" style:font-size-complex="15pt" style:font-weight-complex="bold"/>
    </style:style>
    <style:style style:name="P70" style:family="paragraph" style:parent-style-name="Text_20_body">
      <style:paragraph-properties fo:margin-top="0.3cm" fo:margin-bottom="0.25cm" style:contextual-spacing="false" fo:line-height="100%" fo:text-align="center" style:justify-single-word="false"/>
      <style:text-properties style:font-name="Source Code Pro1" fo:font-size="15pt" fo:language="en" fo:country="US" fo:font-weight="bold" officeooo:rsid="00be6773" officeooo:paragraph-rsid="00be6773" style:font-size-asian="15pt" style:font-weight-asian="bold" style:font-size-complex="15pt" style:font-weight-complex="bold"/>
    </style:style>
    <style:style style:name="P71" style:family="paragraph" style:parent-style-name="Text_20_body">
      <style:paragraph-properties fo:margin-top="0.199cm" fo:margin-bottom="0cm" style:contextual-spacing="false" fo:line-height="100%" fo:text-align="start" style:justify-single-word="false"/>
      <style:text-properties fo:font-size="12pt" fo:language="en" fo:country="US" fo:font-weight="bold" officeooo:rsid="00820162" officeooo:paragraph-rsid="00820162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72" style:family="paragraph" style:parent-style-name="Text_20_body">
      <style:paragraph-properties fo:margin-top="0.3cm" fo:margin-bottom="0cm" style:contextual-spacing="false" fo:line-height="100%" fo:text-align="start" style:justify-single-word="false"/>
      <style:text-properties fo:font-size="12pt" fo:language="en" fo:country="US" fo:font-weight="bold" officeooo:rsid="00820162" officeooo:paragraph-rsid="00820162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73" style:family="paragraph" style:parent-style-name="Text_20_body">
      <style:paragraph-properties fo:margin-top="0cm" fo:margin-bottom="0.3cm" style:contextual-spacing="false" fo:line-height="100%" fo:text-align="start" style:justify-single-word="false"/>
      <style:text-properties fo:font-size="12pt" fo:language="en" fo:country="US" fo:font-weight="normal" officeooo:rsid="00455b5a" officeooo:paragraph-rsid="00ddc400" style:font-size-asian="10.5pt" style:font-weight-asian="normal" style:font-size-complex="12pt" style:font-weight-complex="normal"/>
    </style:style>
    <style:style style:name="P74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font-size="12pt" fo:language="en" fo:country="US" fo:font-weight="normal" officeooo:rsid="00592c60" officeooo:paragraph-rsid="00ddc400" style:font-size-asian="10.5pt" style:font-weight-asian="normal" style:font-size-complex="12pt" style:font-weight-complex="normal"/>
    </style:style>
    <style:style style:name="P75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bdb245" officeooo:paragraph-rsid="00bdb245"/>
    </style:style>
    <style:style style:name="P76" style:family="paragraph" style:parent-style-name="Standard">
      <style:paragraph-properties fo:margin-top="0.199cm" fo:margin-bottom="0cm" style:contextual-spacing="false" fo:line-height="100%" fo:text-align="start" style:justify-single-word="false"/>
      <style:text-properties style:font-name="Source Code Pro1" fo:language="en" fo:country="US" fo:font-weight="bold" officeooo:rsid="0007c260" officeooo:paragraph-rsid="009a2d57" style:language-asian="zxx" style:country-asian="none" style:font-weight-asian="bold" style:language-complex="zxx" style:country-complex="none" style:font-weight-complex="bold"/>
    </style:style>
    <style:style style:name="P77" style:family="paragraph" style:parent-style-name="Standard">
      <style:paragraph-properties fo:margin-top="0.199cm" fo:margin-bottom="0cm" style:contextual-spacing="false" fo:line-height="100%" fo:text-align="start" style:justify-single-word="false"/>
      <style:text-properties style:font-name="Source Code Pro1" fo:language="en" fo:country="US" fo:font-weight="bold" officeooo:rsid="0007c260" officeooo:paragraph-rsid="009c48c2" style:language-asian="zxx" style:country-asian="none" style:font-weight-asian="bold" style:language-complex="zxx" style:country-complex="none" style:font-weight-complex="bold"/>
    </style:style>
    <style:style style:name="P78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Source Code Pro1" fo:language="en" fo:country="US" fo:font-weight="normal" officeooo:rsid="0007c260" officeooo:paragraph-rsid="009a2d57" style:language-asian="zxx" style:country-asian="none" style:font-weight-asian="normal" style:language-complex="zxx" style:country-complex="none" style:font-weight-complex="normal"/>
    </style:style>
    <style:style style:name="P79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Source Code Pro1" fo:language="en" fo:country="US" fo:font-weight="normal" officeooo:rsid="0007c260" officeooo:paragraph-rsid="00f7b3be" style:language-asian="zxx" style:country-asian="none" style:font-weight-asian="normal" style:language-complex="zxx" style:country-complex="none" style:font-weight-complex="normal"/>
    </style:style>
    <style:style style:name="P80" style:family="paragraph" style:parent-style-name="Standard">
      <style:paragraph-properties fo:margin-top="0cm" fo:margin-bottom="0.4cm" style:contextual-spacing="false" fo:line-height="100%" fo:text-align="start" style:justify-single-word="false"/>
      <style:text-properties style:font-name="Source Code Pro1" fo:language="en" fo:country="US" fo:font-weight="normal" officeooo:rsid="0007c260" officeooo:paragraph-rsid="0007c260" style:language-asian="zxx" style:country-asian="none" style:font-weight-asian="normal" style:language-complex="zxx" style:country-complex="none" style:font-weight-complex="normal"/>
    </style:style>
    <style:style style:name="P81" style:family="paragraph" style:parent-style-name="Standard">
      <style:paragraph-properties fo:margin-top="0cm" fo:margin-bottom="0.4cm" style:contextual-spacing="false" fo:line-height="100%" fo:text-align="start" style:justify-single-word="false"/>
      <style:text-properties style:font-name="Source Code Pro1" fo:language="en" fo:country="US" fo:font-weight="normal" officeooo:rsid="0019445a" officeooo:paragraph-rsid="0019445a" style:language-asian="zxx" style:country-asian="none" style:font-weight-asian="normal" style:language-complex="zxx" style:country-complex="none" style:font-weight-complex="normal"/>
    </style:style>
    <style:style style:name="P82" style:family="paragraph" style:parent-style-name="Standard">
      <style:paragraph-properties fo:margin-top="0cm" fo:margin-bottom="0.4cm" style:contextual-spacing="false" fo:line-height="100%" fo:text-align="start" style:justify-single-word="false"/>
      <style:text-properties style:font-name="Source Code Pro1" fo:font-size="10pt" fo:language="en" fo:country="US" fo:font-weight="bold" officeooo:rsid="0007c260" officeooo:paragraph-rsid="00198c9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3" style:family="paragraph" style:parent-style-name="Standard">
      <style:paragraph-properties fo:margin-top="0.4cm" fo:margin-bottom="0.199cm" style:contextual-spacing="false" fo:line-height="100%" fo:text-align="center" style:justify-single-word="false"/>
      <style:text-properties style:font-name="Source Code Pro1" fo:font-size="15pt" fo:language="en" fo:country="US" fo:font-weight="bold" officeooo:rsid="00af49dd" officeooo:paragraph-rsid="00af49dd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84" style:family="paragraph" style:parent-style-name="Standard">
      <style:paragraph-properties fo:margin-top="0cm" fo:margin-bottom="0.4cm" style:contextual-spacing="false" fo:line-height="100%" fo:text-align="start" style:justify-single-word="false"/>
      <style:text-properties style:font-name="Source Code Pro1" fo:font-size="12pt" fo:language="en" fo:country="US" fo:font-weight="normal" officeooo:rsid="00afe425" officeooo:paragraph-rsid="00afe42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85" style:family="paragraph" style:parent-style-name="Standard">
      <style:paragraph-properties fo:margin-top="0cm" fo:margin-bottom="0.4cm" style:contextual-spacing="false" fo:line-height="100%" fo:text-align="start" style:justify-single-word="false"/>
      <style:text-properties style:font-name="Source Code Pro1" fo:font-size="12pt" fo:language="en" fo:country="US" fo:font-weight="normal" officeooo:rsid="00b182ef" officeooo:paragraph-rsid="00b182e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86" style:family="paragraph" style:parent-style-name="Standard">
      <style:paragraph-properties fo:margin-top="0cm" fo:margin-bottom="0.4cm" style:contextual-spacing="false" fo:line-height="100%" fo:text-align="start" style:justify-single-word="false"/>
      <style:text-properties style:font-name="Source Code Pro1" fo:font-size="12pt" fo:language="en" fo:country="US" fo:font-weight="normal" officeooo:rsid="00b6cc64" officeooo:paragraph-rsid="00b6cc6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87" style:family="paragraph" style:parent-style-name="Standard">
      <style:paragraph-properties fo:margin-top="0cm" fo:margin-bottom="0.4cm" style:contextual-spacing="false" fo:line-height="100%" fo:text-align="start" style:justify-single-word="false"/>
      <style:text-properties officeooo:paragraph-rsid="0007c260"/>
    </style:style>
    <style:style style:name="P88" style:family="paragraph" style:parent-style-name="Contents_20_1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89" style:family="paragraph" style:parent-style-name="Heading_20_1">
      <style:paragraph-properties fo:margin-top="0.499cm" fo:margin-bottom="0.4cm" style:contextual-spacing="false" fo:line-height="100%" fo:text-align="center" style:justify-single-word="false"/>
      <style:text-properties fo:font-size="18pt" officeooo:paragraph-rsid="004be590" style:font-size-asian="18pt" style:font-size-complex="18pt"/>
    </style:style>
    <style:style style:name="P90" style:family="paragraph" style:parent-style-name="Heading_20_1">
      <style:paragraph-properties fo:margin-top="0cm" fo:margin-bottom="0cm" style:contextual-spacing="false" fo:text-align="center" style:justify-single-word="false"/>
      <style:text-properties fo:font-size="18pt" officeooo:paragraph-rsid="00a92a06" style:font-size-asian="18pt" style:font-size-complex="18pt"/>
    </style:style>
    <style:style style:name="P91" style:family="paragraph" style:parent-style-name="Heading_20_1">
      <style:paragraph-properties fo:margin-top="0.42cm" fo:margin-bottom="0.6cm" style:contextual-spacing="false" fo:text-align="center" style:justify-single-word="false"/>
      <style:text-properties fo:font-size="18pt" officeooo:paragraph-rsid="00df020c" style:font-size-asian="18pt" style:font-size-complex="18pt"/>
    </style:style>
    <style:style style:name="P92" style:family="paragraph" style:parent-style-name="Heading_20_1">
      <style:paragraph-properties fo:margin-top="0.199cm" fo:margin-bottom="0.3cm" style:contextual-spacing="false" fo:text-align="center" style:justify-single-word="false"/>
      <style:text-properties fo:font-size="18pt" fo:language="en" fo:country="US" style:font-size-asian="18pt" style:font-size-complex="18pt"/>
    </style:style>
    <style:style style:name="P93" style:family="paragraph" style:parent-style-name="Heading_20_1">
      <style:paragraph-properties fo:line-height="100%" fo:text-align="center" style:justify-single-word="false"/>
      <style:text-properties fo:font-size="18pt" fo:language="en" fo:country="US" style:font-size-asian="18pt" style:language-asian="zxx" style:country-asian="none" style:font-size-complex="18pt" style:language-complex="zxx" style:country-complex="none"/>
    </style:style>
    <style:style style:name="P94" style:family="paragraph" style:parent-style-name="Heading_20_1">
      <style:paragraph-properties fo:line-height="100%" fo:text-align="center" style:justify-single-word="false"/>
      <style:text-properties fo:font-size="18pt" fo:language="en" fo:country="US" officeooo:paragraph-rsid="006c67d6" style:font-size-asian="18pt" style:language-asian="zxx" style:country-asian="none" style:font-size-complex="18pt" style:language-complex="zxx" style:country-complex="none"/>
    </style:style>
    <style:style style:name="P95" style:family="paragraph" style:parent-style-name="Heading_20_1">
      <style:paragraph-properties fo:line-height="100%" fo:text-align="center" style:justify-single-word="false"/>
      <style:text-properties fo:font-size="18pt" fo:language="en" fo:country="US" officeooo:rsid="00373730" officeooo:paragraph-rsid="00373730" style:font-size-asian="18pt" style:language-asian="zxx" style:country-asian="none" style:font-size-complex="18pt" style:language-complex="zxx" style:country-complex="none"/>
    </style:style>
    <style:style style:name="P96" style:family="paragraph" style:parent-style-name="Heading_20_1">
      <style:paragraph-properties fo:margin-top="0.6cm" fo:margin-bottom="0.499cm" style:contextual-spacing="false" fo:text-align="center" style:justify-single-word="false"/>
      <style:text-properties fo:font-size="18pt" fo:font-weight="bold" officeooo:paragraph-rsid="00dfa128" style:font-size-asian="18pt" style:font-weight-asian="bold" style:font-size-complex="18pt" style:font-weight-complex="bold"/>
    </style:style>
    <style:style style:name="P97" style:family="paragraph" style:parent-style-name="Heading_20_1">
      <style:paragraph-properties fo:text-align="center" style:justify-single-word="false"/>
      <style:text-properties style:font-name="Source Code Pro1" fo:font-size="18pt" fo:language="en" fo:country="US" fo:font-weight="bold" officeooo:rsid="0007c260" officeooo:paragraph-rsid="00d6e6f6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T1" style:family="text">
      <style:text-properties officeooo:rsid="000ee0f8"/>
    </style:style>
    <style:style style:name="T2" style:family="text">
      <style:text-properties officeooo:rsid="000f25fa"/>
    </style:style>
    <style:style style:name="T3" style:family="text">
      <style:text-properties officeooo:rsid="000f4f86"/>
    </style:style>
    <style:style style:name="T4" style:family="text">
      <style:text-properties officeooo:rsid="00139944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198c96" style:font-style-asian="italic" style:font-weight-asian="normal" style:font-style-complex="italic" style:font-weight-complex="normal"/>
    </style:style>
    <style:style style:name="T7" style:family="text">
      <style:text-properties fo:font-style="italic" officeooo:rsid="00f17543" style:font-style-asian="italic" style:font-style-complex="italic"/>
    </style:style>
    <style:style style:name="T8" style:family="text">
      <style:text-properties style:font-name="Source Code Pro1" fo:font-size="14pt" fo:font-style="normal" fo:font-weight="bold" style:font-size-asian="12.25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T9" style:family="text">
      <style:text-properties style:font-name="Source Code Pro1" fo:font-size="14pt" fo:font-style="normal" fo:font-weight="bold" officeooo:rsid="00bce92f" style:font-size-asian="12.25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T10" style:family="text">
      <style:text-properties style:font-name="Source Code Pro1" fo:language="en" fo:country="US" fo:font-weight="normal" officeooo:rsid="0007c260" style:language-asian="zxx" style:country-asian="none" style:font-weight-asian="normal" style:language-complex="zxx" style:country-complex="none" style:font-weight-complex="normal"/>
    </style:style>
    <style:style style:name="T11" style:family="text">
      <style:text-properties style:font-name="Source Code Pro1" fo:language="en" fo:country="US" fo:font-weight="normal" officeooo:rsid="00833ee7" style:language-asian="zxx" style:country-asian="none" style:font-weight-asian="normal" style:language-complex="zxx" style:country-complex="none" style:font-weight-complex="normal"/>
    </style:style>
    <style:style style:name="T12" style:family="text">
      <style:text-properties style:font-name="Source Code Pro1" fo:language="en" fo:country="US" style:language-asian="zxx" style:country-asian="none" style:language-complex="zxx" style:country-complex="none"/>
    </style:style>
    <style:style style:name="T13" style:family="text">
      <style:text-properties style:font-name="Source Code Pro1" fo:language="en" fo:country="US" officeooo:rsid="00833ee7" style:language-asian="zxx" style:country-asian="none" style:language-complex="zxx" style:country-complex="none"/>
    </style:style>
    <style:style style:name="T14" style:family="text">
      <style:text-properties style:font-name="Source Code Pro1" fo:language="en" fo:country="US" officeooo:rsid="0007c260" style:language-asian="zxx" style:country-asian="none" style:language-complex="zxx" style:country-complex="none"/>
    </style:style>
    <style:style style:name="T15" style:family="text">
      <style:text-properties style:font-name="Source Code Pro1" fo:language="en" fo:country="US" officeooo:rsid="004be590" style:language-asian="zxx" style:country-asian="none" style:language-complex="zxx" style:country-complex="none"/>
    </style:style>
    <style:style style:name="T16" style:family="text">
      <style:text-properties style:font-name="Source Code Pro1" fo:language="en" fo:country="US" officeooo:rsid="00893725" style:language-asian="zxx" style:country-asian="none" style:language-complex="zxx" style:country-complex="none"/>
    </style:style>
    <style:style style:name="T17" style:family="text">
      <style:text-properties style:font-name="Source Code Pro1" fo:language="en" fo:country="US" fo:font-weight="bold" officeooo:rsid="00a92a06" style:language-asian="zxx" style:country-asian="none" style:font-weight-asian="bold" style:language-complex="zxx" style:country-complex="none" style:font-weight-complex="bold"/>
    </style:style>
    <style:style style:name="T18" style:family="text">
      <style:text-properties style:font-name="Source Code Pro1" fo:language="en" fo:country="US" fo:font-weight="bold" officeooo:rsid="00833ee7" style:language-asian="zxx" style:country-asian="none" style:font-weight-asian="bold" style:language-complex="zxx" style:country-complex="none" style:font-weight-complex="bold"/>
    </style:style>
    <style:style style:name="T19" style:family="text">
      <style:text-properties style:font-name="Source Code Pro1" fo:language="en" fo:country="US" officeooo:rsid="00d0cfe6"/>
    </style:style>
    <style:style style:name="T20" style:family="text">
      <style:text-properties style:font-name="Source Code Pro1" fo:language="en" fo:country="US" officeooo:rsid="004bae61"/>
    </style:style>
    <style:style style:name="T21" style:family="text">
      <style:text-properties style:font-name="Source Code Pro1" fo:language="en" fo:country="US" officeooo:rsid="003a548f"/>
    </style:style>
    <style:style style:name="T22" style:family="text">
      <style:text-properties style:font-name="Source Code Pro1" fo:font-style="normal" fo:font-weight="bold" officeooo:rsid="003a0a27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23" style:family="text">
      <style:text-properties style:font-name="Source Code Pro1" fo:font-style="normal" fo:font-weight="bold" officeooo:rsid="00bce92f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24" style:family="text">
      <style:text-properties officeooo:rsid="0027b64e"/>
    </style:style>
    <style:style style:name="T25" style:family="text">
      <style:text-properties officeooo:rsid="002c94ac"/>
    </style:style>
    <style:style style:name="T26" style:family="text">
      <style:text-properties officeooo:rsid="003e0f1a"/>
    </style:style>
    <style:style style:name="T27" style:family="text">
      <style:text-properties officeooo:rsid="00406154"/>
    </style:style>
    <style:style style:name="T28" style:family="text">
      <style:text-properties officeooo:rsid="0046e40c"/>
    </style:style>
    <style:style style:name="T29" style:family="text">
      <style:text-properties officeooo:rsid="004bae61"/>
    </style:style>
    <style:style style:name="T30" style:family="text">
      <style:text-properties officeooo:rsid="0055c453"/>
    </style:style>
    <style:style style:name="T31" style:family="text">
      <style:text-properties officeooo:rsid="005645e1"/>
    </style:style>
    <style:style style:name="T32" style:family="text">
      <style:text-properties officeooo:rsid="005fef4f"/>
    </style:style>
    <style:style style:name="T33" style:family="text">
      <style:text-properties officeooo:rsid="00833ee7"/>
    </style:style>
    <style:style style:name="T34" style:family="text">
      <style:text-properties officeooo:rsid="0085085c"/>
    </style:style>
    <style:style style:name="T35" style:family="text">
      <style:text-properties style:text-position="0% 100%" officeooo:rsid="0085085c"/>
    </style:style>
    <style:style style:name="T36" style:family="text">
      <style:text-properties fo:language="en" fo:country="US" fo:font-style="italic" fo:font-weight="normal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37" style:family="text">
      <style:text-properties fo:language="en" fo:country="US" fo:font-style="italic" fo:font-weight="normal" officeooo:rsid="00171c8a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38" style:family="text">
      <style:text-properties fo:language="en" fo:country="US" fo:font-style="italic" fo:font-weight="normal" officeooo:rsid="0016cbb9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39" style:family="text">
      <style:text-properties fo:language="en" fo:country="US" fo:font-style="italic" fo:font-weight="normal" officeooo:rsid="0023f285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40" style:family="text">
      <style:text-properties officeooo:rsid="008d2b07"/>
    </style:style>
    <style:style style:name="T41" style:family="text">
      <style:text-properties officeooo:rsid="00960fb7"/>
    </style:style>
    <style:style style:name="T42" style:family="text">
      <style:text-properties officeooo:rsid="00973467"/>
    </style:style>
    <style:style style:name="T43" style:family="text">
      <style:text-properties officeooo:rsid="00995910"/>
    </style:style>
    <style:style style:name="T44" style:family="text">
      <style:text-properties officeooo:rsid="00997ac9"/>
    </style:style>
    <style:style style:name="T45" style:family="text">
      <style:text-properties officeooo:rsid="0041530a"/>
    </style:style>
    <style:style style:name="T46" style:family="text">
      <style:text-properties officeooo:rsid="009f9f92"/>
    </style:style>
    <style:style style:name="T47" style:family="text">
      <style:text-properties officeooo:rsid="00a2d7c0"/>
    </style:style>
    <style:style style:name="T48" style:family="text">
      <style:text-properties officeooo:rsid="00a5cbff"/>
    </style:style>
    <style:style style:name="T49" style:family="text">
      <style:text-properties officeooo:rsid="00a7717f"/>
    </style:style>
    <style:style style:name="T50" style:family="text">
      <style:text-properties officeooo:rsid="00a8c756"/>
    </style:style>
    <style:style style:name="T51" style:family="text">
      <style:text-properties officeooo:rsid="00ae2ae1"/>
    </style:style>
    <style:style style:name="T52" style:family="text">
      <style:text-properties fo:font-size="12pt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3" style:family="text">
      <style:text-properties fo:font-size="12pt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54" style:family="text">
      <style:text-properties fo:font-size="12pt" fo:font-weight="bold" officeooo:rsid="003a0a27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55" style:family="text">
      <style:text-properties fo:font-size="12pt" fo:font-weight="bold" officeooo:rsid="00e06c30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56" style:family="text">
      <style:text-properties officeooo:rsid="00b93193"/>
    </style:style>
    <style:style style:name="T57" style:family="text">
      <style:text-properties officeooo:rsid="00ba151d"/>
    </style:style>
    <style:style style:name="T58" style:family="text">
      <style:text-properties officeooo:rsid="00ed5fca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officeooo:rsid="00ed5fca" style:font-weight-asian="bold" style:font-weight-complex="bold"/>
    </style:style>
    <style:style style:name="T61" style:family="text">
      <style:text-properties fo:font-weight="bold" officeooo:rsid="00edf835" style:font-weight-asian="bold" style:font-weight-complex="bold"/>
    </style:style>
    <style:style style:name="T62" style:family="text">
      <style:text-properties fo:font-weight="bold" officeooo:rsid="00f06778" style:font-weight-asian="bold" style:font-weight-complex="bold"/>
    </style:style>
    <style:style style:name="T63" style:family="text">
      <style:text-properties fo:font-weight="bold" officeooo:rsid="00f980c6" style:font-weight-asian="bold" style:font-weight-complex="bold"/>
    </style:style>
    <style:style style:name="T64" style:family="text">
      <style:text-properties fo:font-weight="bold" officeooo:rsid="004bae61" style:font-weight-asian="bold" style:font-weight-complex="bold"/>
    </style:style>
    <style:style style:name="T65" style:family="text">
      <style:text-properties fo:font-weight="bold" officeooo:rsid="0021a2ed" style:font-weight-asian="bold" style:font-weight-complex="bold"/>
    </style:style>
    <style:style style:name="T66" style:family="text">
      <style:text-properties officeooo:rsid="00edf835"/>
    </style:style>
    <style:style style:name="T67" style:family="text">
      <style:text-properties officeooo:rsid="00ef9c70"/>
    </style:style>
    <style:style style:name="T68" style:family="text">
      <style:text-properties officeooo:rsid="00f06778"/>
    </style:style>
    <style:style style:name="T69" style:family="text">
      <style:text-properties officeooo:rsid="00f17543"/>
    </style:style>
    <style:style style:name="T70" style:family="text">
      <style:text-properties officeooo:rsid="00f69141"/>
    </style:style>
    <style:style style:name="T71" style:family="text">
      <style:text-properties officeooo:rsid="00fa1ae5"/>
    </style:style>
    <style:style style:name="T72" style:family="text">
      <style:text-properties officeooo:rsid="00fade55"/>
    </style:style>
    <style:style style:name="T73" style:family="text">
      <style:text-properties officeooo:rsid="00feb49b"/>
    </style:style>
    <style:style style:name="T74" style:family="text">
      <style:text-properties officeooo:rsid="002e5268"/>
    </style:style>
    <style:style style:name="T75" style:family="text">
      <style:text-properties officeooo:rsid="002fae2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How to install Arch Linux</text:p>
      <text:p text:style-name="P1"><text:span text:style-name="T73">By </text:span>Svyatik Bak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2"><text:a xlink:type="simple" xlink:href="#__RefHeading___Toc620_3590189035" text:style-name="Index_20_Link" text:visited-style-name="Index_20_Link">1. Connecting to internet (Wi-Fi)<text:tab/>1</text:a></text:p>
          <text:p text:style-name="P42"><text:a xlink:type="simple" xlink:href="#__RefHeading___Toc606_1244919787" text:style-name="Index_20_Link" text:visited-style-name="Index_20_Link">2. Partitioning<text:tab/>1</text:a></text:p>
          <text:p text:style-name="P42"><text:a xlink:type="simple" xlink:href="#__RefHeading___Toc624_3590189035" text:style-name="Index_20_Link" text:visited-style-name="Index_20_Link">3. Installing base system<text:tab/>1</text:a></text:p>
          <text:p text:style-name="P42"><text:a xlink:type="simple" xlink:href="#__RefHeading___Toc626_3590189035" text:style-name="Index_20_Link" text:visited-style-name="Index_20_Link">4. Setting up system<text:tab/>1</text:a></text:p>
          <text:p text:style-name="P42"><text:a xlink:type="simple" xlink:href="#__RefHeading___Toc586_1244919787" text:style-name="Index_20_Link" text:visited-style-name="Index_20_Link">5. Setting up the network:<text:tab/>1</text:a></text:p>
          <text:p text:style-name="P42"><text:a xlink:type="simple" xlink:href="#__RefHeading___Toc588_1244919787111" text:style-name="Index_20_Link" text:visited-style-name="Index_20_Link">6. Setting up sudo &amp; users<text:tab/>1</text:a></text:p>
          <text:p text:style-name="P42"><text:a xlink:type="simple" xlink:href="#__RefHeading___Toc628_3590189035" text:style-name="Index_20_Link" text:visited-style-name="Index_20_Link">7. Installing boot loader<text:tab/>1</text:a></text:p>
          <text:p text:style-name="P42"><text:a xlink:type="simple" xlink:href="#__RefHeading___Toc630_3590189035" text:style-name="Index_20_Link" text:visited-style-name="Index_20_Link">8. Rebooting to system<text:tab/>1</text:a></text:p>
          <text:p text:style-name="P42"><text:a xlink:type="simple" xlink:href="#__RefHeading___Toc590_1244919787" text:style-name="Index_20_Link" text:visited-style-name="Index_20_Link">9. Installing sound server<text:tab/>1</text:a></text:p>
          <text:p text:style-name="P42"><text:a xlink:type="simple" xlink:href="#__RefHeading___Toc592_12449197871" text:style-name="Index_20_Link" text:visited-style-name="Index_20_Link">10. Installing Desktop Envoriment<text:tab/>1</text:a></text:p>
        </text:index-body>
      </text:table-of-content>
      <text:h text:style-name="P89" text:outline-level="1" text:is-list-header="true"><text:bookmark-start text:name="__RefHeading___Toc620_3590189035"/><text:span text:style-name="T15">1. Connecting to internet </text:span><text:span text:style-name="T16">(Wi-Fi)</text:span><text:bookmark-end text:name="__RefHeading___Toc620_3590189035"/></text:h>
      <text:p text:style-name="P5">iwctl station wlan0 connect &lt;SSID&gt;</text:p>
      <text:h text:style-name="P92" text:outline-level="1"><text:bookmark-start text:name="__RefHeading___Toc606_1244919787"/><text:span text:style-name="T64">2</text:span><text:span text:style-name="T65">. </text:span><text:span text:style-name="T59">Partitioning</text:span><text:bookmark-end text:name="__RefHeading___Toc606_1244919787"/></text:h>
      <text:p text:style-name="P9">cfdisk/fdisk /dev/your_hard_drive</text:p>
      <text:p text:style-name="P40"/>
      <text:p text:style-name="P19"><text:span text:style-name="T3">UEFI </text:span><text:span text:style-name="T47">(</text:span>GPT<text:span text:style-name="T47">)</text:span>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4">Number</text:p>
          </table:table-cell>
          <table:table-cell table:style-name="Table1.A1" office:value-type="string">
            <text:p text:style-name="P26">Type</text:p>
          </table:table-cell>
          <table:table-cell table:style-name="Table1.A1" office:value-type="string">
            <text:p text:style-name="P22">FS</text:p>
          </table:table-cell>
          <table:table-cell table:style-name="Table1.D1" office:value-type="string">
            <text:p text:style-name="P26">Mount point</text:p>
          </table:table-cell>
        </table:table-row>
        <table:table-row>
          <table:table-cell table:style-name="Table1.A2" office:value-type="string">
            <text:p text:style-name="P24">1</text:p>
          </table:table-cell>
          <table:table-cell table:style-name="Table1.A2" office:value-type="string">
            <text:p text:style-name="P26">EFI System (1)</text:p>
          </table:table-cell>
          <table:table-cell table:style-name="Table1.A2" office:value-type="string">
            <text:p text:style-name="P26">FA<text:span text:style-name="T42">T</text:span></text:p>
          </table:table-cell>
          <table:table-cell table:style-name="Table1.D2" office:value-type="string">
            <text:p text:style-name="P26">/<text:span text:style-name="T41">mnt/boot</text:span></text:p>
          </table:table-cell>
        </table:table-row>
        <table:table-row>
          <table:table-cell table:style-name="Table1.A2" office:value-type="string">
            <text:p text:style-name="P24">2</text:p>
          </table:table-cell>
          <table:table-cell table:style-name="Table1.A2" office:value-type="string">
            <text:p text:style-name="P26">Linux swap (19)</text:p>
          </table:table-cell>
          <table:table-cell table:style-name="Table1.A2" office:value-type="string">
            <text:p text:style-name="P26">swap</text:p>
          </table:table-cell>
          <table:table-cell table:style-name="Table1.D2" office:value-type="string">
            <text:p text:style-name="P29">[SWAP]</text:p>
          </table:table-cell>
        </table:table-row>
        <table:table-row>
          <table:table-cell table:style-name="Table1.A2" office:value-type="string">
            <text:p text:style-name="P24">3</text:p>
          </table:table-cell>
          <table:table-cell table:style-name="Table1.A2" office:value-type="string">
            <text:p text:style-name="P26">Linux filesystem <text:span text:style-name="T43">(default)</text:span></text:p>
          </table:table-cell>
          <table:table-cell table:style-name="Table1.A2" office:value-type="string">
            <text:p text:style-name="P26">ext4</text:p>
          </table:table-cell>
          <table:table-cell table:style-name="Table1.D2" office:value-type="string">
            <text:p text:style-name="P31">/<text:span text:style-name="T1">mnt</text:span></text:p>
          </table:table-cell>
        </table:table-row>
      </table:table>
      <text:p text:style-name="P76">Formating partitions: <text:s text:c="12"/>Mounting partition<text:span text:style-name="T4">s</text:span>: <text:s text:c="12"/></text:p>
      <text:p text:style-name="P78">mkfs.fat -F32 /dev/efi <text:s text:c="11"/>swapon /dev/swap_partiton</text:p>
      <text:p text:style-name="P78">mkswap /dev/swap <text:s text:c="17"/>mount /dev/root_partition /mnt</text:p>
      <text:p text:style-name="P79">mkfs.ext4 /dev/root <text:s text:c="14"/><text:span text:style-name="T41">mount –-mkdir /dev/efi /mnt/boot</text:span></text:p>
      <text:p text:style-name="P38"/>
      <text:p text:style-name="P20"><text:span text:style-name="T3">BIOS</text:span>:</text:p>
      <text:p text:style-name="P36">MBR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4">Number</text:p>
          </table:table-cell>
          <table:table-cell table:style-name="Table2.A1" office:value-type="string">
            <text:p text:style-name="P27">Type</text:p>
          </table:table-cell>
          <table:table-cell table:style-name="Table2.A1" office:value-type="string">
            <text:p text:style-name="P33">FS</text:p>
          </table:table-cell>
          <table:table-cell table:style-name="Table2.D1" office:value-type="string">
            <text:p text:style-name="P33">Mount point</text:p>
          </table:table-cell>
        </table:table-row>
        <table:table-row>
          <table:table-cell table:style-name="Table2.A2" office:value-type="string">
            <text:p text:style-name="P24">1</text:p>
          </table:table-cell>
          <table:table-cell table:style-name="Table2.A2" office:value-type="string">
            <text:p text:style-name="P33">Linux swap/Solaris (82)</text:p>
          </table:table-cell>
          <table:table-cell table:style-name="Table2.A2" office:value-type="string">
            <text:p text:style-name="P33">swap</text:p>
          </table:table-cell>
          <table:table-cell table:style-name="Table2.D2" office:value-type="string">
            <text:p text:style-name="P29">[SWAP]</text:p>
          </table:table-cell>
        </table:table-row>
        <table:table-row>
          <table:table-cell table:style-name="Table2.A2" office:value-type="string">
            <text:p text:style-name="P24">2</text:p>
          </table:table-cell>
          <table:table-cell table:style-name="Table2.A2" office:value-type="string">
            <text:p text:style-name="P33">Linux <text:span text:style-name="T44">(default)</text:span></text:p>
          </table:table-cell>
          <table:table-cell table:style-name="Table2.A2" office:value-type="string">
            <text:p text:style-name="P33">ext4</text:p>
          </table:table-cell>
          <table:table-cell table:style-name="Table2.D2" office:value-type="string">
            <text:p text:style-name="P31">/<text:span text:style-name="T2">mnt</text:span></text:p>
          </table:table-cell>
        </table:table-row>
      </table:table>
      <text:p text:style-name="P36">GPT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25">Number</text:p>
          </table:table-cell>
          <table:table-cell table:style-name="Table3.A1" office:value-type="string">
            <text:p text:style-name="P28">Type</text:p>
          </table:table-cell>
          <table:table-cell table:style-name="Table3.A1" office:value-type="string">
            <text:p text:style-name="P23">FS</text:p>
          </table:table-cell>
          <table:table-cell table:style-name="Table3.D1" office:value-type="string">
            <text:p text:style-name="P28">Mount point</text:p>
          </table:table-cell>
        </table:table-row>
        <table:table-row>
          <table:table-cell table:style-name="Table3.A2" office:value-type="string">
            <text:p text:style-name="P25">1</text:p>
          </table:table-cell>
          <table:table-cell table:style-name="Table3.A2" office:value-type="string">
            <text:p text:style-name="P28"><text:span text:style-name="T48">BIOS boot </text:span>(<text:span text:style-name="T48">4</text:span>)</text:p>
          </table:table-cell>
          <table:table-cell table:style-name="Table3.A2" office:value-type="string">
            <text:p text:style-name="P35">no</text:p>
          </table:table-cell>
          <table:table-cell table:style-name="Table3.D2" office:value-type="string">
            <text:p text:style-name="P34">no</text:p>
          </table:table-cell>
        </table:table-row>
        <table:table-row>
          <table:table-cell table:style-name="Table3.A2" office:value-type="string">
            <text:p text:style-name="P25">2</text:p>
          </table:table-cell>
          <table:table-cell table:style-name="Table3.A2" office:value-type="string">
            <text:p text:style-name="P28">Linux swap (19)</text:p>
          </table:table-cell>
          <table:table-cell table:style-name="Table3.A2" office:value-type="string">
            <text:p text:style-name="P28">swap</text:p>
          </table:table-cell>
          <table:table-cell table:style-name="Table3.D2" office:value-type="string">
            <text:p text:style-name="P30">[SWAP]</text:p>
          </table:table-cell>
        </table:table-row>
        <table:table-row>
          <table:table-cell table:style-name="Table3.A2" office:value-type="string">
            <text:p text:style-name="P25">3</text:p>
          </table:table-cell>
          <table:table-cell table:style-name="Table3.A2" office:value-type="string">
            <text:p text:style-name="P28">Linux filesystem <text:span text:style-name="T43">(default)</text:span></text:p>
          </table:table-cell>
          <table:table-cell table:style-name="Table3.A2" office:value-type="string">
            <text:p text:style-name="P28">ext4</text:p>
          </table:table-cell>
          <table:table-cell table:style-name="Table3.D2" office:value-type="string">
            <text:p text:style-name="P32">/<text:span text:style-name="T1">mnt</text:span></text:p>
          </table:table-cell>
        </table:table-row>
      </table:table>
      <text:p text:style-name="P77">Formating partitions: <text:s text:c="12"/>Mounting partition<text:span text:style-name="T4">s</text:span>:</text:p>
      <text:p text:style-name="P12">mkswap /dev/swap_partiton <text:s text:c="8"/>swapon /dev/swap_partiton</text:p>
      <text:p text:style-name="P12">mkfs.ext4 /dev/root_partito<text:span text:style-name="T40">n <text:s text:c="5"/></text:span>mount /dev/root_partition /mnt</text:p>
      <text:h text:style-name="P93" text:outline-level="1" text:is-list-header="true"><text:bookmark-start text:name="__RefHeading___Toc624_3590189035"/><text:span text:style-name="T29">3</text:span><text:span text:style-name="T74">. </text:span>Installing base system<text:bookmark-end text:name="__RefHeading___Toc624_3590189035"/></text:h>
      <text:p text:style-name="P71">Update keyring <text:span text:style-name="T49">(Optional)</text:span>:</text:p>
      <text:p text:style-name="P44">pacman -Sy archlinux-keyrin<text:span text:style-name="T70">g</text:span></text:p>
      <text:p text:style-name="P72">Install base system: <text:s text:c="3"/></text:p>
      <text:p text:style-name="P11">pacstrap -K /mnt base linux linux-firmware</text:p>
      <text:h text:style-name="P93" text:outline-level="1"><text:bookmark-start text:name="__RefHeading___Toc626_3590189035"/><text:span text:style-name="T29">4</text:span><text:span text:style-name="T75">. </text:span>Setting up system<text:bookmark-end text:name="__RefHeading___Toc626_3590189035"/></text:h>
      <text:p text:style-name="P17">Generating fstab:</text:p>
      <text:p text:style-name="P80">genfstab -U /mnt &gt;&gt; /mnt/etc/fstab</text:p>
      <text:p text:style-name="P17">Changing root:</text:p>
      <text:p text:style-name="P80">arch-chroot /mnt</text:p>
      <text:p text:style-name="P17">Setting up clock:</text:p>
      <text:p text:style-name="P11">ln -sf /usr/share/zoneinfo/Europe/Kyiv /etc/localtime</text:p>
      <text:p text:style-name="P80">hwclock —systohc</text:p>
      <text:p text:style-name="P17">Installing <text:span text:style-name="T24">text editor</text:span>:</text:p>
      <text:p text:style-name="P80">pacman -S <text:span text:style-name="T33">micro</text:span></text:p>
      <text:p text:style-name="P17">Generating locales:</text:p>
      <text:p text:style-name="P37"><text:span text:style-name="T36">uncomment </text:span><text:span text:style-name="T37">``</text:span><text:span text:style-name="Source_20_Text"><text:span text:style-name="T36">en_US.UTF-8 UTF-8</text:span></text:span><text:span text:style-name="Source_20_Text"><text:span text:style-name="T37">``</text:span></text:span><text:span text:style-name="Source_20_Text"><text:span text:style-name="T36"> </text:span></text:span><text:span text:style-name="Source_20_Text"><text:span text:style-name="T38">or anything you </text:span></text:span><text:span text:style-name="Source_20_Text"><text:span text:style-name="T39">need</text:span></text:span></text:p>
      <text:p text:style-name="P11"><text:span text:style-name="T33">micro</text:span> /etc/locale.gen</text:p>
      <text:p text:style-name="P80">locale-gen</text:p>
      <text:h text:style-name="P90" text:outline-level="1" text:is-list-header="true"><text:bookmark-start text:name="__RefHeading___Toc586_1244919787"/><text:span text:style-name="T17">5. </text:span><text:span text:style-name="T18">Setting up </text:span><text:span text:style-name="T17">the </text:span><text:span text:style-name="T18">network:</text:span><text:bookmark-end text:name="__RefHeading___Toc586_1244919787"/></text:h>
      <text:p text:style-name="P39"/>
      <text:p text:style-name="P43"><text:span text:style-name="T13">S</text:span><text:span text:style-name="T12">etting up host name:</text:span></text:p>
      <text:p text:style-name="P87"><text:span text:style-name="T11">micro</text:span><text:span text:style-name="T10"> /etc/hostname</text:span></text:p>
      <text:p text:style-name="P43"><text:span text:style-name="T14">S</text:span><text:span text:style-name="T12">etting up hosts:</text:span></text:p>
      <text:p text:style-name="P80"><text:span text:style-name="T33">micro</text:span> /etc/hosts</text:p>
      <text:p text:style-name="P17"><text:span text:style-name="T30">hosts </text:span><text:span text:style-name="T50">example</text:span><text:span text:style-name="T30">:</text:span></text:p>
      <text:p text:style-name="P16">127.0.0.1 <text:s text:c="2"/>localhost</text:p>
      <text:p text:style-name="P16">::1 <text:s text:c="8"/>localhost</text:p>
      <text:p text:style-name="P81">127.0.1.1 <text:s text:c="2"/>&lt;hostname&gt;</text:p>
      <text:p text:style-name="P21">Installing NetworkManager:</text:p>
      <text:p text:style-name="P11">pacman -S networkmanager</text:p>
      <text:p text:style-name="P11">systemctl enable NetworkManager</text:p>
      <text:h text:style-name="P97" text:outline-level="1" text:is-list-header="true"><text:bookmark-start text:name="__RefHeading___Toc588_1244919787111"/>6. Setting up sudo &amp; users<text:bookmark-end text:name="__RefHeading___Toc588_1244919787111"/></text:h>
      <text:p text:style-name="P18">Setting up sudo:</text:p>
      <text:p text:style-name="P11">pacman -S sudo</text:p>
      <text:p text:style-name="P11"><text:span text:style-name="T33">EDITOR=micro </text:span>visudo</text:p>
      <text:p text:style-name="P82"><text:span text:style-name="T5">uncomment </text:span><text:span text:style-name="T6">``</text:span><text:span text:style-name="T5">%wheel ALL=(ALL:ALL) ALL</text:span><text:span text:style-name="T6">``</text:span></text:p>
      <text:p text:style-name="P17">Setting up user<text:span text:style-name="T25">s</text:span>:</text:p>
      <text:p text:style-name="P11">useradd -m &lt;username&gt;</text:p>
      <text:p text:style-name="P11">usermod -aG wheel,video,audio,storage,floppy &lt;username&gt;</text:p>
      <text:p text:style-name="P11">passwd</text:p>
      <text:p text:style-name="P80">passwd &lt;username&gt;</text:p>
      <text:h text:style-name="P94" text:outline-level="1" text:is-list-header="true"><text:bookmark-start text:name="__RefHeading___Toc628_3590189035"/><text:span text:style-name="T51">7</text:span><text:span text:style-name="T29">. </text:span>Installing boot loader<text:bookmark-end text:name="__RefHeading___Toc628_3590189035"/></text:h>
      <text:p text:style-name="P83">GRUB:</text:p>
      <text:p text:style-name="P13"><text:span text:style-name="T60">Download packages:</text:span><text:span text:style-name="T58"> pacman -S grub efibootmgr os-prober</text:span></text:p>
      <text:p text:style-name="P15"><text:span text:style-name="T61">Install the bootloader:</text:span><text:span text:style-name="T66"> </text:span></text:p>
      <text:p text:style-name="P15"><text:span text:style-name="T7">For UEFI:</text:span><text:span text:style-name="T69"> </text:span><text:span text:style-name="T66">grub-install --efi-director</text:span>y<text:span text:style-name="T66">=/boot</text:span></text:p>
      <text:p text:style-name="P14"><text:span text:style-name="T7">For BIOS:</text:span><text:span text:style-name="T69"> </text:span><text:span text:style-name="T66">grub-install /</text:span><text:span text:style-name="T67">dev/your_hard_drive</text:span></text:p>
      <text:p text:style-name="P14"><text:span text:style-name="T62">Make GRUB config:</text:span><text:span text:style-name="T68"> grub-mkconfig -o /boot/grub/grub.cfg</text:span> <text:s text:c="36"/></text:p>
      <text:p text:style-name="P83">systemd-boot <text:span text:style-name="T56">(UEFI-GPT Only)</text:span>:</text:p>
      <text:p text:style-name="P8">Install the bootloader:</text:p>
      <text:p text:style-name="P84">bootctl install</text:p>
      <text:p text:style-name="P7">Create an entry:</text:p>
      <text:p text:style-name="P85">micro /boot/loader/entries/arch.conf</text:p>
      <text:p text:style-name="P6">Entry example:</text:p>
      <text:p text:style-name="P2">title <text:s text:c="2"/>Arch Linux</text:p>
      <text:p text:style-name="P2">linux <text:s text:c="2"/>/vmlinuz-linux</text:p>
      <text:p text:style-name="P2">initrd <text:s/>/initramfs-linux.img</text:p>
      <text:p text:style-name="P86">options root=/dev/root rw</text:p>
      <text:h text:style-name="P95" text:outline-level="1" text:is-list-header="true"><text:bookmark-start text:name="__RefHeading___Toc630_3590189035"/><text:span text:style-name="T57">8</text:span><text:span text:style-name="T29">. </text:span>Rebooting to system<text:bookmark-end text:name="__RefHeading___Toc630_3590189035"/></text:h>
      <text:p text:style-name="P46">Exit chroot and reboot</text:p>
      <text:p text:style-name="P67"><text:span text:style-name="T54">C</text:span><text:span text:style-name="T53">onnect to </text:span><text:span text:style-name="T55">Wi-Fi</text:span><text:span text:style-name="T53">: </text:span><text:span text:style-name="T52">sudo nmcli device wifi connect &lt;SSID&gt; password &lt;password&gt;</text:span></text:p>
      <text:h text:style-name="P91" text:outline-level="1" text:is-list-header="true"><text:bookmark-start text:name="__RefHeading___Toc590_1244919787"/><text:span text:style-name="T22">9. </text:span><text:span text:style-name="T23">Installing sound server</text:span><text:bookmark-end text:name="__RefHeading___Toc590_1244919787"/></text:h>
      <text:p text:style-name="P75"><text:span text:style-name="T9">P</text:span><text:span text:style-name="T8">ipeWire: <text:s text:c="19"/>PulseAudio:</text:span></text:p>
      <text:p text:style-name="P10">sudo pacman -S pipewire-pulse <text:s text:c="4"/>sudo pacman -S pulseaudio</text:p>
      <text:h text:style-name="P96" text:outline-level="1" text:is-list-header="true"><text:bookmark-start text:name="__RefHeading___Toc592_12449197871"/><text:span text:style-name="T19">10</text:span><text:span text:style-name="T20">. </text:span><text:span text:style-name="T21">Installing Desktop Envoriment</text:span><text:bookmark-end text:name="__RefHeading___Toc592_12449197871"/></text:h>
      <text:p text:style-name="P41">GNOME:</text:p>
      <text:p text:style-name="P49">Installing desktop envoriment:</text:p>
      <text:p text:style-name="P62">sudo pacman -S gnome</text:p>
      <text:p text:style-name="P53">Enable GDM:</text:p>
      <text:p text:style-name="P63">sudo systemctl enable gdm</text:p>
      <text:p text:style-name="P53">Reboot:</text:p>
      <text:p text:style-name="P4">sudo reboot</text:p>
      <text:p text:style-name="P68">Xfce:</text:p>
      <text:p text:style-name="P49">Installing desktop envoriment:</text:p>
      <text:p text:style-name="P60">sudo pacman -S xfce4 xfce4-goodies <text:span text:style-name="T45">gvfs gvfs-mtp pavucontrol network-manager-applet </text:span><text:span text:style-name="T32">blueman </text:span><text:span text:style-name="T35">accountsservice</text:span></text:p>
      <text:p text:style-name="P49">Installing <text:span text:style-name="T34">login manager</text:span><text:span text:style-name="T26">:</text:span></text:p>
      <text:p text:style-name="P61">sudo pacman -S lightdm-gtk-greeter</text:p>
      <text:p text:style-name="P52">Enable <text:span text:style-name="T71">LightDM</text:span>:</text:p>
      <text:p text:style-name="P59">sudo systemctl enable lightdm</text:p>
      <text:p text:style-name="P58"><text:span text:style-name="T63">Reboot:</text:span><text:span text:style-name="T27"> </text:span></text:p>
      <text:p text:style-name="P3"><text:span text:style-name="T31">sudo </text:span><text:span text:style-name="T27">reboot</text:span></text:p>
      <text:p text:style-name="P69">KDE Plasma:</text:p>
      <text:p text:style-name="P49">Installing desktop envoriment:</text:p>
      <text:p text:style-name="P66">sudo pacman -S plasma plasma-wayland-session <text:span text:style-name="T28">konsole </text:span><text:span text:style-name="T46">dolphin gwenview</text:span></text:p>
      <text:p text:style-name="P51">Enable <text:span text:style-name="T72">SDDM</text:span>:</text:p>
      <text:p text:style-name="P65">sudo systemctl enable sddm</text:p>
      <text:p text:style-name="P57"><text:span text:style-name="T63">Reboot:</text:span><text:span text:style-name="T27"> </text:span></text:p>
      <text:p text:style-name="P64">sudo reboot</text:p>
      <text:p text:style-name="P70">LXQt:</text:p>
      <text:p text:style-name="P47">Installing desktop envoriment:</text:p>
      <text:p text:style-name="P54">sudo pacman -S lxqt breeze-icons network-manager-applet</text:p>
      <text:p text:style-name="P48">Installing <text:span text:style-name="T34">login manager</text:span><text:span text:style-name="T26">:</text:span></text:p>
      <text:p text:style-name="P55">sudo pacman -S sddm</text:p>
      <text:p text:style-name="P50">Enable <text:span text:style-name="T72">SDDM</text:span>:</text:p>
      <text:p text:style-name="P73">sudo systemctl enable sddm </text:p>
      <text:p text:style-name="P56"><text:span text:style-name="T63">Reboot:</text:span><text:span text:style-name="T27"> </text:span></text:p>
      <text:p text:style-name="P74">sudo reboot now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Nimbus Mono PS" svg:font-family="'Nimbus Mono PS'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Source Code Pro" svg:font-family="'Source Code Pro'"/>
    <style:font-face style:name="Source Code Pro Black" svg:font-family="'Source Code Pro Black'" style:font-pitch="fixed"/>
    <style:font-face style:name="Source Code Pro1" svg:font-family="'Source Code Pro'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Source Code Pro" fo:font-size="12pt" fo:language="uk" fo:country="UA" style:letter-kerning="true" style:font-name-asian="Nimbus Sans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Source Code Pro" fo:font-size="12pt" fo:language="uk" fo:country="UA" style:letter-kerning="true" style:font-name-asian="Nimbus Sans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Source Code Pro" fo:font-family="'Source Code Pro'" fo:font-size="14pt" style:font-name-asian="Nimbus Sans" style:font-family-asian="'Nimbus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Nimbus Roman" fo:font-family="'Nimbus Roman'" style:font-family-generic="roman" style:font-pitch="variable" fo:font-size="18pt" fo:font-weight="bold" style:font-name-asian="Nimbus Sans" style:font-family-asian="'Nimbus Sans'" style:font-family-generic-asian="system" style:font-pitch-asian="variable" style:font-size-asian="18pt" style:font-weight-asian="bold" style:font-name-complex="FreeSans2" style:font-family-complex="FreeSans" style:font-family-generic-complex="system" style:font-pitch-complex="variable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Nimbus Mono PS" fo:font-family="'Nimbus Mono PS'" style:font-family-generic="modern" style:font-pitch="fixed" style:font-name-asian="Nimbus Mono PS" style:font-family-asian="'Nimbus Mono PS'" style:font-family-generic-asian="modern" style:font-pitch-asian="fixed" style:font-name-complex="FreeSans" style:font-family-complex="FreeSans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118.8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vyatoslav Bak</meta:initial-creator>
    <meta:creation-date>2022-12-10T20:18:58.010950676</meta:creation-date>
    <dc:date>2023-01-24T15:30:18.527863165</dc:date>
    <dc:creator>Svyatoslav Bak</dc:creator>
    <meta:editing-duration>PT4H52M32S</meta:editing-duration>
    <meta:editing-cycles>270</meta:editing-cycles>
    <meta:generator>LibreOffice/7.4.4.2$Linux_X86_64 LibreOffice_project/40$Build-2</meta:generator>
    <meta:document-statistic meta:table-count="3" meta:image-count="0" meta:object-count="0" meta:page-count="1" meta:paragraph-count="169" meta:word-count="490" meta:character-count="3678" meta:non-whitespace-character-count="3180"/>
  </office:meta>
</office:document-meta>
</file>